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105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54">
            <text:p>54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16.2">
            <text:p>16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9">
            <text:p>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33">
            <text:p>33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9.9">
            <text:p>9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30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1">
            <text:p>2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3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VALTER-SCHANDERT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7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8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92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38">
            <text:p>3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2]*0.3" office:value-type="float" office:value="11.4">
            <text:p>11,4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4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RICARDO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5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6">
            <text:p>1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9]*0.3" office:value-type="float" office:value="4.8">
            <text:p>4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61">
            <text:p>6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1]*0.3" office:value-type="float" office:value="18.3">
            <text:p>18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13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67">
            <text:p>6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9]*0.3" office:value-type="float" office:value="20.1">
            <text:p>20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2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4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3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7">
            <text:p>8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9">
            <text:p>19</text:p>
          </table:table-cell>
          <table:table-cell table:style-name="ce29" office:value-type="string">
            <text:p>Xerox emitidos no mês</text:p>
          </table:table-cell>
          <table:table-cell table:style-name="ce32" table:formula="oooc:=[.C168]*0.3" office:value-type="float" office:value="5.7">
            <text:p>5,7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2]*0.3" office:value-type="float" office:value="0.6">
            <text:p>0,60</text:p>
          </table:table-cell>
          <table:table-cell table:number-columns-repeated="251"/>
        </table:table-row>
        <table:table-row table:style-name="ro1" table:number-rows-repeated="6536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72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4">24/04/2008</text:date>, <text:time>13:49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04-24T11:06:01</dc:date>
    <meta:printed-by>Carlos Augusto Marcicano</meta:printed-by>
    <meta:print-date>2007-09-27T11:53:34</meta:print-date>
    <dc:language>pt-BR</dc:language>
    <meta:editing-cycles>387</meta:editing-cycles>
    <meta:editing-duration>PT23H47M42S</meta:editing-duration>
    <meta:user-defined meta:name="Info 1"/>
    <meta:user-defined meta:name="Info 2"/>
    <meta:user-defined meta:name="Info 3"/>
    <meta:user-defined meta:name="Info 4"/>
    <meta:document-statistic meta:table-count="2" meta:cell-count="1878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